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ng a Semapho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vented by Edsgar Dijkstra</text:p>
              </text:list-item>
              <text:list-item>
                <text:p>A Semaphore is an integer with the following properties</text:p>
                <text:list>
                  <text:list-item>
                    <text:p>When you create a semaphore you can initialise it to any integer value but after that you can only perform two operations on it. <text:s/>You can increment by one or decrament it by one.</text:p>
                  </text:list-item>
                  <text:list-item>
                    <text:p>You cannot read the current value of a semaphore</text:p>
                  </text:list-item>
                  <text:list-item>
                    <text:p>When a thread decrements a semaphore, if the result is negative, the thread blocks itself and cannot continue until another thread increments the semaphore</text:p>
                    <text:list>
                      <text:list-item>
                        <text:p>And the semaphore value is no longer negative</text:p>
                      </text:list-item>
                    </text:list>
                  </text:list-item>
                  <text:list-item>
                    <text:p>When a thread increments a semaphore, if there are other threads waiting on that semaphore <text:s/>then one of them becomes unblo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equences of Defin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signal a semaphore you do not necessarily know whether another thread is waiting, so the number of unblocked threads may be zero or one</text:p>
              </text:list-item>
              <text:list-item>
                <text:p>In general there is no way of knowing whether a thread will block on a decrement operation</text:p>
              </text:list-item>
              <text:list-item>
                <text:p>After an increment operation both the incrementing thread and one waiting thread can run concurrently – but there is no way of knowing which (if either) will continue immediat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equ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value of a semaphore indicates:</text:p>
                <text:list>
                  <text:list-item>
                    <text:p>Positive integer represents the number of threads that can decrement without blocking</text:p>
                  </text:list-item>
                  <text:list-item>
                    <text:p>Negative integer represents the number of waiting (blocked) threads</text:p>
                  </text:list-item>
                  <text:list-item>
                    <text:p>Zero means no threads are waiting</text:p>
                  </text:list-item>
                </text:list>
              </text:list-item>
              <text:list-item>
                <text:p>But you are not allowed to ask a semaphore what its value i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Semaph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impose constraints that help programmers avoid errors</text:p>
              </text:list-item>
              <text:list-item>
                <text:p>Code using semaphores tends to be <text:s/>clean and organised</text:p>
              </text:list-item>
              <text:list-item>
                <text:p>Semaphores have efficient implementations</text:p>
              </text:list-item>
              <text:list-item>
                <text:p>Mainly we use them to force you to think clearly about the issues of concurrency</text:p>
                <text:list>
                  <text:list-item>
                    <text:p>Lessons learned here will be applicable to any concurrency programming model you use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Semaphores i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maphore.h, Semaphore.cpp are online</text:p>
                <text:list>
                  <text:list-item>
                    <text:p>We will view them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ing with Semaph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ingle semaphore can be used to send a signal from one thread to another</text:p>
                <text:list>
                  <text:list-item>
                    <text:p>To indicate something has happened</text:p>
                  </text:list-item>
                </text:list>
              </text:list-item>
              <text:list-item>
                <text:p>Use a semaphore initialised with value 0</text:p>
              </text:list-item>
              <text:list-item>
                <text:p>Thread waiting for signal calls wait</text:p>
              </text:list-item>
              <text:list-item>
                <text:p>Thread sending signal calls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ndezvous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Generalised Signal Pattern</text:p>
                <text:list>
                  <text:list-item>
                    <text:p>Thread 1 has to wait for thread 2</text:p>
                  </text:list-item>
                  <text:list-item>
                    <text:p>Thread 2 has to wait for thread 1</text:p>
                    <text:list>
                      <text:list-item>
                        <text:p>Both have to arrive at a certain point before aither proceeds</text:p>
                      </text:list-item>
                    </text:list>
                  </text:list-item>
                  <text:list-item>
                    <text:p>Thread A</text:p>
                    <text:list>
                      <text:list-item>
                        <text:p>A1;</text:p>
                      </text:list-item>
                      <text:list-item>
                        <text:p>A2;</text:p>
                      </text:list-item>
                    </text:list>
                  </text:list-item>
                  <text:list-item>
                    <text:p>Thread B</text:p>
                    <text:list>
                      <text:list-item>
                        <text:p>B1;</text:p>
                      </text:list-item>
                      <text:list-item>
                        <text:p>B2;</text:p>
                      </text:list-item>
                    </text:list>
                  </text:list-item>
                  <text:list-item>
                    <text:p>A1 must finish before B2 starts</text:p>
                  </text:list-item>
                  <text:list-item>
                    <text:p>B1 must finish before A2 sta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 both solutions in C++</text:p>
              </text:list-item>
              <text:list-item>
                <text:p>Create Makefile</text:p>
              </text:list-item>
              <text:list-item>
                <text:p>Document with Doxygen</text:p>
              </text:list-item>
              <text:list-item>
                <text:p>Put colution up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17:45.067476156</meta:creation-date>
    <dc:date>2017-09-25T10:44:37.604108454</dc:date>
    <meta:editing-duration>PT7H8M18S</meta:editing-duration>
    <meta:editing-cycles>7</meta:editing-cycles>
    <meta:generator>LibreOffice/5.1.6.2$Linux_X86_64 LibreOffice_project/10m0$Build-2</meta:generator>
    <meta:document-statistic meta:object-count="57"/>
  </office:meta>
</office:document-meta>
</file>